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1" svg:font-family="Times" style:font-family-generic="roman"/>
    <style:font-face style:name="Times" svg:font-family="Time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50%" fo:text-align="justify" style:justify-single-word="false" style:writing-mode="page"/>
      <style:text-properties style:font-name="Times" fo:font-size="12pt" officeooo:paragraph-rsid="0003b525" style:font-size-asian="12pt" style:font-size-complex="12pt"/>
    </style:style>
    <style:style style:name="P2" style:family="paragraph" style:parent-style-name="Standard">
      <style:paragraph-properties fo:line-height="150%" fo:text-align="justify" style:justify-single-word="false" style:writing-mode="page"/>
      <style:text-properties style:font-name="Times" fo:font-size="12pt" officeooo:paragraph-rsid="0004119e" style:font-size-asian="12pt" style:font-size-complex="12pt"/>
    </style:style>
    <style:style style:name="P3" style:family="paragraph" style:parent-style-name="Text_20_body">
      <style:paragraph-properties fo:line-height="150%" fo:text-align="justify" style:justify-single-word="false" style:writing-mode="page"/>
      <style:text-properties style:font-name="Times" fo:font-size="12pt" officeooo:paragraph-rsid="0007ceee" style:font-size-asian="12pt" style:font-size-complex="12pt"/>
    </style:style>
    <style:style style:name="P4" style:family="paragraph" style:parent-style-name="Text_20_body">
      <style:paragraph-properties fo:line-height="150%" fo:text-align="justify" style:justify-single-word="false" style:writing-mode="page"/>
      <style:text-properties style:font-name="Times" fo:font-size="12pt" officeooo:paragraph-rsid="0008ac79" style:font-size-asian="12pt" style:font-size-complex="12pt"/>
    </style:style>
    <style:style style:name="P5" style:family="paragraph" style:parent-style-name="Text_20_body">
      <style:paragraph-properties fo:line-height="150%" fo:text-align="justify" style:justify-single-word="false" style:writing-mode="page"/>
      <style:text-properties style:font-name="Times" fo:font-size="12pt" officeooo:paragraph-rsid="00079773" style:font-size-asian="12pt" style:font-size-complex="12pt"/>
    </style:style>
    <style:style style:name="P6" style:family="paragraph" style:parent-style-name="Text_20_body">
      <style:paragraph-properties fo:line-height="150%" fo:text-align="justify" style:justify-single-word="false" style:writing-mode="page"/>
      <style:text-properties style:font-name="Times" fo:font-size="12pt" officeooo:paragraph-rsid="0011447b" style:font-size-asian="12pt" style:font-size-complex="12pt"/>
    </style:style>
    <style:style style:name="P7" style:family="paragraph" style:parent-style-name="Text_20_body">
      <style:paragraph-properties fo:line-height="150%" fo:text-align="justify" style:justify-single-word="false" style:writing-mode="page"/>
      <style:text-properties style:font-name="Times" fo:font-size="12pt" officeooo:paragraph-rsid="0011a190" style:font-size-asian="12pt" style:font-size-complex="12pt"/>
    </style:style>
    <style:style style:name="P8" style:family="paragraph" style:parent-style-name="Text_20_body">
      <style:paragraph-properties fo:line-height="150%" fo:text-align="justify" style:justify-single-word="false" style:writing-mode="page"/>
      <style:text-properties style:font-name="Times" fo:font-size="12pt" officeooo:rsid="0008ac79" officeooo:paragraph-rsid="0008ac79" style:font-size-asian="12pt" style:font-size-complex="12pt"/>
    </style:style>
    <style:style style:name="P9" style:family="paragraph" style:parent-style-name="Text_20_body">
      <style:paragraph-properties fo:line-height="150%" fo:text-align="justify" style:justify-single-word="false" style:writing-mode="page"/>
      <style:text-properties style:font-name="Times" fo:font-size="12pt" officeooo:paragraph-rsid="000eabde" fo:background-color="transparent" style:font-size-asian="12pt" style:font-size-complex="12pt"/>
    </style:style>
    <style:style style:name="P10" style:family="paragraph" style:parent-style-name="Text_20_body">
      <style:paragraph-properties fo:line-height="150%" fo:text-align="justify" style:justify-single-word="false" style:writing-mode="page"/>
      <style:text-properties style:font-name="Times" fo:font-size="12pt" officeooo:paragraph-rsid="000d2bb2" fo:background-color="transparent" style:font-size-asian="12pt" style:font-size-complex="12pt"/>
    </style:style>
    <style:style style:name="P11" style:family="paragraph" style:parent-style-name="Text_20_body">
      <style:paragraph-properties fo:line-height="150%" fo:text-align="justify" style:justify-single-word="false" style:writing-mode="page"/>
      <style:text-properties style:font-name="Times" fo:font-size="12pt" officeooo:rsid="000edf01" officeooo:paragraph-rsid="000edf01" fo:background-color="transparent" style:font-size-asian="12pt" style:font-size-complex="12pt"/>
    </style:style>
    <style:style style:name="P12" style:family="paragraph" style:parent-style-name="Text_20_body">
      <style:paragraph-properties fo:line-height="150%" fo:text-align="justify" style:justify-single-word="false" style:writing-mode="page"/>
      <style:text-properties style:font-name="Times" fo:font-size="12pt" officeooo:rsid="000f9302" officeooo:paragraph-rsid="000f9302" fo:background-color="transparent" style:font-size-asian="12pt" style:font-size-complex="12pt"/>
    </style:style>
    <style:style style:name="P13" style:family="paragraph" style:parent-style-name="Text_20_body">
      <style:paragraph-properties fo:line-height="150%" fo:text-align="justify" style:justify-single-word="false" style:writing-mode="page"/>
      <style:text-properties style:font-name="Times" fo:font-size="12pt" fo:font-weight="normal" officeooo:rsid="00135d35" officeooo:paragraph-rsid="00135d35" style:font-size-asian="12pt" style:font-weight-asian="normal" style:font-size-complex="12pt" style:font-weight-complex="normal"/>
    </style:style>
    <style:style style:name="P14" style:family="paragraph" style:parent-style-name="Text_20_body">
      <style:paragraph-properties fo:line-height="150%" fo:text-align="justify" style:justify-single-word="false" style:writing-mode="page"/>
      <style:text-properties style:font-name="Times" fo:font-size="12pt" fo:font-weight="normal" officeooo:rsid="00135d35" officeooo:paragraph-rsid="0011447b" style:font-size-asian="12pt" style:font-weight-asian="normal" style:font-size-complex="12pt" style:font-weight-complex="normal"/>
    </style:style>
    <style:style style:name="P15" style:family="paragraph" style:parent-style-name="Text_20_body">
      <style:paragraph-properties fo:line-height="150%" fo:text-align="justify" style:justify-single-word="false" style:writing-mode="page"/>
      <style:text-properties style:font-name="Times1" fo:font-size="12pt" style:font-size-asian="12pt" style:font-size-complex="12pt"/>
    </style:style>
    <style:style style:name="P16" style:family="paragraph" style:parent-style-name="Text_20_body">
      <style:paragraph-properties fo:line-height="150%" fo:text-align="justify" style:justify-single-word="false" style:writing-mode="page"/>
      <style:text-properties style:font-name="Times" fo:font-size="12pt" officeooo:rsid="000eabde" officeooo:paragraph-rsid="000eabde" fo:background-color="transparent" style:font-size-asian="12pt" style:font-size-complex="12pt"/>
    </style:style>
    <style:style style:name="P17" style:family="paragraph" style:parent-style-name="Text_20_body">
      <style:paragraph-properties fo:line-height="150%" fo:text-align="justify" style:justify-single-word="false" style:writing-mode="page"/>
      <style:text-properties style:font-name="Times" fo:font-size="12pt" officeooo:rsid="00102079" officeooo:paragraph-rsid="0010c5eb" fo:background-color="transparent" style:font-size-asian="12pt" style:font-size-complex="12pt"/>
    </style:style>
    <style:style style:name="P18" style:family="paragraph" style:parent-style-name="Text_20_body">
      <style:paragraph-properties fo:line-height="150%" fo:text-align="justify" style:justify-single-word="false" style:writing-mode="page"/>
      <style:text-properties style:font-name="Times" fo:font-size="12pt" fo:font-weight="normal" officeooo:rsid="00041e7c" officeooo:paragraph-rsid="0011447b" style:font-size-asian="12pt" style:font-weight-asian="normal" style:font-size-complex="12pt" style:font-weight-complex="normal"/>
    </style:style>
    <style:style style:name="P19" style:family="paragraph" style:parent-style-name="Text_20_body">
      <style:paragraph-properties fo:line-height="150%" fo:text-align="justify" style:justify-single-word="false" style:writing-mode="page"/>
      <style:text-properties style:font-name="Times" fo:font-size="12pt" officeooo:rsid="0011447b" officeooo:paragraph-rsid="0011a190" style:font-size-asian="12pt" style:font-size-complex="12pt"/>
    </style:style>
    <style:style style:name="P20" style:family="paragraph" style:parent-style-name="Text_20_body">
      <style:paragraph-properties fo:line-height="150%" fo:text-align="justify" style:justify-single-word="false" style:writing-mode="page"/>
      <style:text-properties style:font-name="Times" fo:font-size="12pt" officeooo:paragraph-rsid="0014ee0a" style:font-size-asian="12pt" style:font-size-complex="12pt"/>
    </style:style>
    <style:style style:name="P21" style:family="paragraph" style:parent-style-name="Text_20_body">
      <style:paragraph-properties fo:line-height="150%" fo:text-align="justify" style:justify-single-word="false" style:writing-mode="page"/>
      <style:text-properties style:font-name="Times" fo:font-size="12pt" fo:font-weight="bold" officeooo:paragraph-rsid="000eabde" fo:background-color="transparent" style:font-size-asian="12pt" style:font-weight-asian="bold" style:font-size-complex="12pt" style:font-weight-complex="bold"/>
    </style:style>
    <style:style style:name="T1" style:family="text">
      <style:text-properties officeooo:rsid="00029122"/>
    </style:style>
    <style:style style:name="T2" style:family="text">
      <style:text-properties officeooo:rsid="0003b525"/>
    </style:style>
    <style:style style:name="T3" style:family="text">
      <style:text-properties officeooo:rsid="00041e7c"/>
    </style:style>
    <style:style style:name="T4" style:family="text">
      <style:text-properties officeooo:rsid="00079773"/>
    </style:style>
    <style:style style:name="T5" style:family="text">
      <style:text-properties officeooo:rsid="0007ceee"/>
    </style:style>
    <style:style style:name="T6" style:family="text">
      <style:text-properties officeooo:rsid="000a6fa3"/>
    </style:style>
    <style:style style:name="T7" style:family="text">
      <style:text-properties officeooo:rsid="000b1083"/>
    </style:style>
    <style:style style:name="T8" style:family="text">
      <style:text-properties officeooo:rsid="00102079"/>
    </style:style>
    <style:style style:name="T9" style:family="text">
      <style:text-properties fo:font-weight="normal" officeooo:rsid="0011447b" style:font-weight-asian="normal" style:font-weight-complex="normal"/>
    </style:style>
    <style:style style:name="T10" style:family="text">
      <style:text-properties officeooo:rsid="0010c5eb"/>
    </style:style>
    <style:style style:name="T11" style:family="text">
      <style:text-properties officeooo:rsid="0011447b"/>
    </style:style>
    <style:style style:name="T12" style:family="text">
      <style:text-properties officeooo:rsid="00135d35"/>
    </style:style>
    <style:style style:name="T13" style:family="text">
      <style:text-properties officeooo:rsid="0013b81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m <text:span text:style-name="T1">possuir uma</text:span> sistema operacional, um usuário para interagir com o computador deveria conhecer profundamente diversos detalhes sobre <text:span text:style-name="T2">o </text:span>hardware do equipamento. <text:span text:style-name="T2">E isso</text:span> tornaria seu trabalho lento e com grandes possibilidades de erros. As duas principais funções <text:span text:style-name="T2">de um sistema operacional</text:span> são “facilidade de acesso aos recursos do sistema” e “compartilhamento de recursos de forma organizada e protegida”. O computador pode ser visualizado como uma máquina de camadas, onde inicialmente existem duas camadas: hardware (nível 0) e sistema operacional (nível 1). Desta forma, o usuário pode enxergar a máquina como sendo apenas o sistema operacional, ou seja, como se o hardware não existisse. </text:p>
      <text:p text:style-name="P1"/>
      <text:p text:style-name="P2">Esta visão modular e abstrata é chamada máquina virtual. A vantagem desse conceito é tornar a interação entre usuário e computador mais simples, confiável e eficiente. O computador pode ser visualizado como uma máquina de níveis ou máquina de camadas, possuindo tantos níveis quanto forem necessários para adequar o usuário às suas diversas aplicações. Quando o usuário está trabalhando em um desses níveis, não necessita saber da existência das outras camadas. <text:span text:style-name="T3">Com o passar dos tempos tanto o hardware e seus materiais evoluem, e os sistemas operacionais acompanham essa evolução com os </text:span>Sistemas monoprogramáveis ou monotarefa, sistemas multiprogramáveis ou multitarefa e sistemas com múltiplos processadores.</text:p>
      <text:p text:style-name="P2"/>
      <text:p text:style-name="P5"><text:span text:style-name="T3">Em s</text:span>istemas mono<text:span text:style-name="T3">tarefas</text:span> somente é possível a execução de um programa por vez. Como um programa não utiliza todos os recursos do sistema ao longo da sua execução, existe ociosidade e, consequentemente, subutilização de recursos. <text:span text:style-name="T3">A sua principal característica é permitir que o processador, a memória e os periféricos permaneçam exclusivamente dedicados à execução de um único programa. Nos sistemas multitarefa, os recursos computacionais são compartilhados entre os diversos usuários e aplicações. Sua grande vantagem está na redução do tempo de resposta das aplicações processadas no ambiente e de custos, a partir do compartilhamento dos diversos recursos do sistema entre as diferentes aplicações. Os sistemas de múltiplos processadores caracterizam-se por possuir duas ou mais UCPs interligadas e trabalhando em conjunto. Permitindo que vários programas sejam executados ao mesmo tempo ou que um mesmo programa seja subdividido em partes para serem executadas simultaneamente em mais de um processador, compartilhando uma única memória física e dispositivos de entrada/saída, sendo gerenciados por apenas um sistema operacional. </text:span></text:p>
      <text:p text:style-name="P20"><text:span text:style-name="T4">O modelo computacional de Jhon von Newmann define uma simples estrutura como, dispositivos de entrada e saída, um processador e memória. Os dispositivos de entrada e saída são todos aqueles equipamentos que são inseridos ao computador para realizar tais tarefas, alguns dispositivos de entrada são, teclado, scanner, webcan, microfone, não obstante alguns dispositivos de saída são, monitor, impressora, caixas de som. O processador gerencia todos recursos de entrada e saída (I/O) bem como componentes do computador, também possui uma ULA (Unidade Lógica e Aritmética) responsável pela realização de operações lógicas (testes e comparações). </text:span>A memória é composta por unidades de acesso chamadas células sendo cada célula composta por um determinado número de bits. <text:span text:style-name="T5">A memória do computador é dividida em de duas formas básicas, principal e secundária. </text:span></text:p>
      <text:p text:style-name="P20"><text:soft-page-break/><text:span text:style-name="T5">A principal é um dispositivo de circuitos digitais denominado de memória de acesso randômico ou Memória RAM, e quando o processador envia dados para RAM ela retorna com um valor em hexadecimal que representa o endereço físico onde se encontra aquele dado. Para que os dados se mantenham armazenados é necessário que a memória RAM esteja energizada, do contrário os dados serão apagados. O que difere da memória secundária, a qual é um dispositivo que pode armazenar dados de forma permanente e mesmo que o sistema não esteja ligado os dados ainda são mantidos e armazenados. <text:s/>Alguns dispositivos comuns são, Hard Drives (Hds), Compact Disk (CDs) entre outros, e estes dispositivos são considerados bem mais lento que a memória RAM. Inicialmente, todo o código do sistema operacional reside memória secundária como discos e fitas. E Toda vez que um computador é ligado, o sistema operacional tem que ser carregado da memória secundária para a memória principal. Esse procedimento é realizado por um programa localizado em um bloco específico do disco (boot block).</text:span></text:p>
      <text:p text:style-name="P4"/>
      <text:p text:style-name="P8">Nos sistemas operacionais multiprogramáveis é possível o processador executar instruções em paralelo com operações de E/S. Esse procedimento chamado de concorrência permite que diversos programas use recursos da UCP ou CPU, de maneira que, quando o programa deixa a CPU mesmo sem chegar ao fim da sua computação ele deve retornar para continuar o processamento na CPU exatamente onde foi interrompido. <text:span text:style-name="T6">Uma estrutura importante são os barramentos processador-memória, são de curta extensão e alta velocidade para que seja otimizada a transferência de informação entre processadores e memórias. Já os barramentos de E/S são mais lentos e permitem a conexão de diferentes dispositivos. </text:span></text:p>
      <text:p text:style-name="P3"/>
      <text:p text:style-name="P21"><text:span text:style-name="T7">Dentre as</text:span> funções do<text:span text:style-name="T7">s sistemas operacionais, uma delas é controla os programas que são postos em execução, ou melhor como ele irá gerenciar os processo no SO. É comum que um programa execute sub-rotinas de outros programas, de forma que um programa pode executar vários processos diferentes. Bem como, se ao executar o mesmo programa (um navegador de internet) de forma duplicada, todos os processos referentes aquele programa também estarão duplicados. Como uma instancia de um programa um processo possui dados de entrada, saída e um estado que o define. No ciclo de vida de um processo pode passar por três estados, executando, bloqueado e pronto. </text:span></text:p>
      <text:p text:style-name="P9"/>
      <text:p text:style-name="P16">Recapitulando, os processos usam a CPU de forma concorrente, ou seja vários processos estão disputando a CPU, que atribui o mesmo tempo para todos os processos, seja processos longos ou curtos. Por sua vez, quando um processo vai para a CPU ele está no estado de ‘executando’, ao final do tempo que o processo tem na CPU, seu estado é modificado para ‘bloqueado’ ele deixa a CPU e se, o processamento não foi concluído ele muda novamente seu estado para ‘pronto’ e passa a esperar novamente que o processador o chame para continuar seu ciclo de vida. Esta mudança de estado vai acontecer até que o processo termine. </text:p>
      <text:p text:style-name="P10"><text:soft-page-break/></text:p>
      <text:p text:style-name="P11">Os processos podem ser classificados em primeiro plano e segundo plano. Os processos em primeiro plano tem um interação direta com o usuário. Já os processos em segundo plano ou em background não permite a interação direta com o usuário, e sim, considerado um processo genérico. Processos genéricos oferecem suporte vários usuários e ou vários programas, imagine um servidor de e-mail ou serviço de impressão, não é um processo que apenas um usuário se beneficie, mas sim um grupo de usuários. Um processo pode ser visto em quatro camadas, 1) Conjunto de instruções que serão executadas, 2) Espaço de endereçamento, é um espaço reservado para que o processo possa ler e escrever, 3) Contexto de hardware, valores guardados nos registradores da CPU ou memória, 4) Contexto de software, variáveis e estruturas de dados aplicados. <text:span text:style-name="T8"><text:s/></text:span></text:p>
      <text:p text:style-name="P11"/>
      <text:p text:style-name="P12">Sistemas Operacionais mantem uma tabela de processos, também chamada de BPC (bloco controle de processos) que contem informações de contexto de cada processo, também contem o que é necessário para trazer o processo de volta caso o SO mude o estado de um determinado processo, bem como manter armazenado o estado atual do processo. Quando o processo está usando mais recursos de processador que dos dispositivos de entrada e saída é chamado de CPU-Bound, e o seu inverso, quando o processo está usando mais recursos de I/O que processador é chamado de I/O-Bound. De forma geral é importante que o processo balancei este tipo de recurso de forma a usa-lo de forma mais controlada.</text:p>
      <text:p text:style-name="P12"/>
      <text:p text:style-name="P17">O fim de um processo pode ocorrer sob duas formas, o seu termino normal, ou seja o usuário terminou sua atividade e não vai mais usar este processo, ao ponto que o usuário apenas o fechou. A outra forma de um processo ser finalizado é por um erro, ou falha, que em muitos casos trava o processo e ele não pode ser finalizado, ocasionando um erro fatal como estouro de memória, instrução ilegal. Ou pode ser um erro involuntário causado por algum outro processo ou até mesmo por imperícia do usuário, ou ainda por uma necessidade do usuário.</text:p>
      <text:p text:style-name="P17"/>
      <text:p text:style-name="P18">Um problema é que o uso de processos no desenvolvimento de aplicações concorrentes demanda consumo de diversos recursos do sistema. Sempre que um novo processo é criado, o sistema deve alocar recursos para cada processo, consumindo tempo de processador neste trabalho. No caso do término do processo, o sistema dispensa tempo para desalocar recursos previamente alocados. Outro problema a ser considerado é quanto ao compartilhamento do espaço de endereçamento. Como cada processo possui seu próprio espaço de endereçamento, a comunicação entre processos torna-se difícil e lenta. </text:p>
      <text:p text:style-name="P18"/>
      <text:p text:style-name="P6"><text:span text:style-name="T9">Este tipo de problema pode ser resolvido utilizando um conceito chamado de </text:span>thread, <text:span text:style-name="T11">e</text:span> pode ser definido como, uma subrotina de um programa que pode ser executada de forma assíncrona, ou seja, <text:soft-page-break/>executada paralelamente ao programa <text:span text:style-name="T10">que a </text:span>cham<text:span text:style-name="T11">ou</text:span>. A grande vantagem no uso de threads é a possibilidade de minimizar a alocação de recursos do sistema, além de diminuir o overhead na criação, troca e eliminação de processos. </text:p>
      <text:p text:style-name="P6"/>
      <text:p text:style-name="P19">Desta forma, um Modelo de Processo agrupa recursos e mantem um espaço reservado de memória, e as threads são linhas de execução dentro de um processo. De forma geral, threads pertencem a um processo, contudo é mais barato criar threads do que processos. As threads diferentes de um mesmo processo compartilham entre elas o mesmo endereço de memória do processo, embora, processos diferentes não compartilhem este recurso com outros processos. Threads podem ser utilizadas para balanceamento de processos criando threads para I/O e CPU Bound de forma a não haver uso excessivo e indiscriminado de cada uma delas. Um exemplo clássico do uso de threads é quando você acessa uma página de internet hospedado em um webserver, leve em conta que só existe uma única página que será aberta por todos os usuários que fizerem a requisição. Desta forma sempre que um usuário requisitar o website uma thread vai carregar uma instância do site para aquele usuário, o número de usuários que pode acessar o site é limitado ao número de threads que serão disponibilizadas, importante esse número é configurável na maioria dos webserver do mercado.</text:p>
      <text:p text:style-name="P7"/>
      <text:p text:style-name="P15"><text:span text:style-name="T12">C</text:span>omo threads de um mesmo processo compartilham o mesmo espaço de endereçamento, não existe qualquer proteção no acesso à memória, permitindo que um thread possa alterar facilmente dados de outros. Para que threads trabalhem de forma cooperativa, é fundamental que a aplicação implemente mecanismos de comunicação e sincronização entre threads, a fim de garantir o acesso seguro aos dados compartilhados na memória. Por outro lado, o compartilhamento do espaço de endereçamento é extremamente simples e rápido. </text:p>
      <text:p text:style-name="P14"/>
      <text:p text:style-name="P13">Por fim, pode-se concluir que os sistemas computacionais modernos possuem a capacidade de realizar as mais diversas tarefas. Embora as tarefas podem ter as mais diferentes características como tempo e carga de processamento, elas podem ser executadas sem nenhum tipo de problemas. O desenvolvimento de threads em processos nas aplicação fornece ao sistema operacional capacidade realizar diversas operações de forma assíncrona e consequentemente mais rápidas, <text:span text:style-name="T13">haja visto que são recursos indispensáveis para melhoria de performance em sistemas computaciona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1" svg:font-family="Times" style:font-family-generic="roman"/>
    <style:font-face style:name="Times" svg:font-family="Time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1T20:24:38.407262420</meta:creation-date>
    <dc:date>2019-02-07T12:33:19.222031725</dc:date>
    <meta:editing-duration>PT49M3S</meta:editing-duration>
    <meta:editing-cycles>6</meta:editing-cycles>
    <meta:generator>LibreOffice/5.2.3.3$MacOSX_X86_64 LibreOffice_project/d54a8868f08a7b39642414cf2c8ef2f228f780cf</meta:generator>
    <meta:document-statistic meta:table-count="0" meta:image-count="0" meta:object-count="0" meta:page-count="4" meta:paragraph-count="16" meta:word-count="1828" meta:character-count="11644" meta:non-whitespace-character-count="9820"/>
  </office:meta>
</office:document-meta>
</file>